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sql&gt; SELECT AVG(salary) FROM emp WHERE designation="mg";</text:p>
      <text:p text:style-name="Standard">+-------------------+</text:p>
      <text:p text:style-name="Standard">| AVG(salary) <text:s text:c="6"/>|</text:p>
      <text:p text:style-name="Standard">+-------------------+</text:p>
      <text:p text:style-name="Standard">| 470652.2239583333 |</text:p>
      <text:p text:style-name="Standard">+-------------------+</text:p>
      <text:p text:style-name="Standard">1 row in set (0.00 sec)</text:p>
      <text:p text:style-name="Standard"/>
      <text:p text:style-name="Standard">mysql&gt; SELECT MIN(salary) FROM emp WHERE designation="jr";</text:p>
      <text:p text:style-name="Standard">+-------------+</text:p>
      <text:p text:style-name="Standard">| MIN(salary) |</text:p>
      <text:p text:style-name="Standard">+-------------+</text:p>
      <text:p text:style-name="Standard">| <text:s text:c="4"/>10652.2 |</text:p>
      <text:p text:style-name="Standard">+-------------+</text:p>
      <text:p text:style-name="Standard">1 row in set (0.00 sec)</text:p>
      <text:p text:style-name="Standard"/>
      <text:p text:style-name="Standard">mysql&gt; SELECT COUNT(designation) FROM emp WHERE designation="mg";</text:p>
      <text:p text:style-name="Standard">+--------------------+</text:p>
      <text:p text:style-name="Standard">| COUNT(designation) |</text:p>
      <text:p text:style-name="Standard">+--------------------+</text:p>
      <text:p text:style-name="Standard">| <text:s text:c="17"/>3 |</text:p>
      <text:p text:style-name="Standard">+--------------------+</text:p>
      <text:p text:style-name="Standard">1 row in set (0.00 sec)</text:p>
      <text:p text:style-name="Standard"/>
      <text:p text:style-name="Standard">mysql&gt; SELECT MAX(salary) FROM emp WHERE designation="Sr";</text:p>
      <text:p text:style-name="Standard">+-------------+</text:p>
      <text:p text:style-name="Standard">| MAX(salary) |</text:p>
      <text:p text:style-name="Standard">+-------------+</text:p>
      <text:p text:style-name="Standard">| <text:s text:c="4"/>80652.2 |</text:p>
      <text:p text:style-name="Standard">+-------------+</text:p>
      <text:p text:style-name="Standard">1 row in set (0.00 sec)</text:p>
      <text:p text:style-name="Standard"/>
      <text:p text:style-name="Standard">mysql&gt; SELECT joining_date FROM emp WHERE DAY(joining_date) &lt; 20;</text:p>
      <text:p text:style-name="Standard">+--------------+</text:p>
      <text:p text:style-name="Standard">| joining_date |</text:p>
      <text:p text:style-name="Standard">+--------------+</text:p>
      <text:p text:style-name="Standard">| 2023-12-12 <text:s text:c="2"/>|</text:p>
      <text:p text:style-name="Standard">| 2016-12-02 <text:s text:c="2"/>|</text:p>
      <text:p text:style-name="Standard">| 2022-02-12 <text:s text:c="2"/>|</text:p>
      <text:p text:style-name="Standard">| 2019-08-01 <text:s text:c="2"/>|</text:p>
      <text:p text:style-name="Standard">| 2017-12-03 <text:s text:c="2"/>|</text:p>
      <text:p text:style-name="Standard">| 2002-07-05 <text:s text:c="2"/>|</text:p>
      <text:p text:style-name="Standard">| 2023-12-02 <text:s text:c="2"/>|</text:p>
      <text:p text:style-name="Standard">| 2023-12-02 <text:s text:c="2"/>|</text:p>
      <text:p text:style-name="Standard">| 2023-03-12 <text:s text:c="2"/>|</text:p>
      <text:p text:style-name="Standard">+--------------+</text:p>
      <text:p text:style-name="Standard">9 rows in set (0.00 sec)</text:p>
      <text:p text:style-name="P1"/>
      <text:p text:style-name="Standard">mysql&gt; SELECT *FROM emp WHERE joining_date=(SELECT MIN(joining_date) FROM emp);</text:p>
      <text:p text:style-name="Standard">+----+--------+-----------+---------+-------------+--------------+</text:p>
      <text:p text:style-name="Standard">| id | fname <text:s/>| lname <text:s text:c="4"/>| salary <text:s/>| designation | joining_date |</text:p>
      <text:p text:style-name="Standard">+----+--------+-----------+---------+-------------+--------------+</text:p>
      <text:p text:style-name="Standard">| <text:s/>7 | AKSHAY | DESHPANDE | 1260650 | mg <text:s text:c="9"/>| 2002-07-05 <text:s text:c="2"/>|</text:p>
      <text:p text:style-name="Standard">+----+--------+-----------+---------+-------------+--------------+</text:p>
      <text:p text:style-name="Standard">1 row in set (0.00 sec)</text:p>
      <text:p text:style-name="Standard"/>
      <text:p text:style-name="Standard"/>
      <text:p text:style-name="Standard">mysql&gt; SELECT * FROM emp WHERE fname="Akshay";</text:p>
      <text:p text:style-name="Standard">+----+--------+-----------+---------+-------------+--------------+</text:p>
      <text:p text:style-name="Standard">| id | fname <text:s/>| lname <text:s text:c="4"/>| salary <text:s/>| designation | joining_date |</text:p>
      <text:p text:style-name="Standard">+----+--------+-----------+---------+-------------+--------------+</text:p>
      <text:p text:style-name="Standard">| <text:s/>7 | AKSHAY | DESHPANDE | 1260650 | mg <text:s text:c="9"/>| 2002-07-05 <text:s text:c="2"/>|</text:p>
      <text:p text:style-name="Standard">+----+--------+-----------+---------+-------------+--------------+</text:p>
      <text:p text:style-name="Standard">1 row in set (0.00 sec)</text:p>
      <text:p text:style-name="Standard"/>
      <text:p text:style-name="Standard"/>
      <text:p text:style-name="Standard">mysql&gt; SELECT * FROM emp WHERE fname LIKE 'S%';</text:p>
      <text:p text:style-name="Standard">+----+---------+----------+---------+-------------+--------------+</text:p>
      <text:p text:style-name="Standard">| id | fname <text:s text:c="2"/>| lname <text:s text:c="3"/>| salary <text:s/>| designation | joining_date |</text:p>
      <text:p text:style-name="Standard">+----+---------+----------+---------+-------------+--------------+</text:p>
      <text:p text:style-name="Standard">| <text:s/>3 | SANDEEP | NIKAM <text:s text:c="3"/>| 60652.2 | mg <text:s text:c="9"/>| 2012-09-22 <text:s text:c="2"/>|</text:p>
      <text:p text:style-name="Standard">| <text:s/>5 | SHUBHAM | PATIL <text:s text:c="3"/>| 80652.2 | sr <text:s text:c="9"/>| 2019-08-01 <text:s text:c="2"/>|</text:p>
      <text:p text:style-name="Standard">| <text:s/>6 | SHIVAM <text:s/>| DESHMUKH | 90652.2 | mg <text:s text:c="9"/>| 2017-12-03 <text:s text:c="2"/>|</text:p>
      <text:p text:style-name="Standard">| <text:s/>9 | SALMAN <text:s/>| KHADE <text:s text:c="3"/>| 21652.2 | jr <text:s text:c="9"/>| 2023-12-02 <text:s text:c="2"/>|</text:p>
      <text:p text:style-name="Standard">| 10 | SANDESH | PAWAR <text:s text:c="3"/>| 13652.2 | jr <text:s text:c="9"/>| 2023-09-22 <text:s text:c="2"/>|</text:p>
      <text:p text:style-name="Standard">+----+---------+----------+---------+-------------+--------------+</text:p>
      <text:p text:style-name="Standard">5 rows in set (0.00 sec)</text:p>
      <text:p text:style-name="Standard"/>
      <text:p text:style-name="Standard"/>
      <text:p text:style-name="Standard">mysql&gt; ALTER TABLE emp ADD COLUMN gender CHAR(1);</text:p>
      <text:p text:style-name="Standard">Query OK, 0 rows affected (0.55 sec)</text:p>
      <text:p text:style-name="Standard">Records: 0 <text:s/>Duplicates: 0 <text:s/>Warnings: 0</text:p>
      <text:p text:style-name="Standard"/>
      <text:p text:style-name="Standard">mysql&gt; DESC emp;</text:p>
      <text:p text:style-name="Standard">+--------------+----------------------+------+-----+---------+----------------+</text:p>
      <text:p text:style-name="Standard">| Field <text:s text:c="7"/>| Type <text:s text:c="16"/>| Null | Key | Default | Extra <text:s text:c="9"/>|</text:p>
      <text:p text:style-name="Standard">+--------------+----------------------+------+-----+---------+----------------+</text:p>
      <text:p text:style-name="Standard">| id <text:s text:c="10"/>| int <text:s text:c="17"/>| NO <text:s text:c="2"/>| PRI | NULL <text:s text:c="3"/>| auto_increment |</text:p>
      <text:p text:style-name="Standard">| fname <text:s text:c="7"/>| char(20) <text:s text:c="12"/>| YES <text:s/>| <text:s text:c="4"/>| NULL <text:s text:c="3"/>| <text:s text:c="15"/>|</text:p>
      <text:p text:style-name="Standard">| lname <text:s text:c="7"/>| char(20) <text:s text:c="12"/>| NO <text:s text:c="2"/>| <text:s text:c="4"/>| NULL <text:s text:c="3"/>| <text:s text:c="15"/>|</text:p>
      <text:p text:style-name="Standard">| salary <text:s text:c="6"/>| float <text:s text:c="15"/>| YES <text:s/>| <text:s text:c="4"/>| NULL <text:s text:c="3"/>| <text:s text:c="15"/>|</text:p>
      <text:p text:style-name="Standard">| designation <text:s/>| enum('jr','sr','mg') | YES <text:s/>| <text:s text:c="4"/>| NULL <text:s text:c="3"/>| <text:s text:c="15"/>|</text:p>
      <text:p text:style-name="Standard">| joining_date | date <text:s text:c="16"/>| YES <text:s/>| <text:s text:c="4"/>| NULL <text:s text:c="3"/>| <text:s text:c="15"/>|</text:p>
      <text:p text:style-name="Standard">| gender <text:s text:c="6"/>| char(1) <text:s text:c="13"/>| YES <text:s/>| <text:s text:c="4"/>| NULL <text:s text:c="3"/>| <text:s text:c="15"/>|</text:p>
      <text:p text:style-name="Standard">+--------------+----------------------+------+-----+---------+----------------+</text:p>
      <text:p text:style-name="Standard">7 rows in set (0.00 sec)</text:p>
      <text:p text:style-name="Standard"/>
      <text:p text:style-name="Standard"/>
      <text:p text:style-name="Standard"/>
      <text:p text:style-name="Standard"><text:soft-page-break/>mysql&gt; SELECT AVG(salary) FROM emp WHERE gender="F";</text:p>
      <text:p text:style-name="Standard">+---------------+</text:p>
      <text:p text:style-name="Standard">| AVG(salary) <text:s text:c="2"/>|</text:p>
      <text:p text:style-name="Standard">+---------------+</text:p>
      <text:p text:style-name="Standard">| 56152.2109375 |</text:p>
      <text:p text:style-name="Standard">+---------------+</text:p>
      <text:p text:style-name="Standard">1 row in set (0.00 sec)</text:p>
      <text:p text:style-name="Standard"/>
      <text:p text:style-name="Standard">mysql&gt; SELECT * FROM emp WHERE lname LIKE "______%";</text:p>
      <text:p text:style-name="Standard">+----+-----------+-----------+---------+-------------+--------------+--------+</text:p>
      <text:p text:style-name="Standard">| id | fname <text:s text:c="4"/>| lname <text:s text:c="4"/>| salary <text:s/>| designation | joining_date | gender |</text:p>
      <text:p text:style-name="Standard">+----+-----------+-----------+---------+-------------+--------------+--------+</text:p>
      <text:p text:style-name="Standard">| <text:s/>1 | PARIKSHIT | BHARPTE <text:s text:c="2"/>| 99942.2 | jr <text:s text:c="9"/>| 2023-12-12 <text:s text:c="2"/>| M <text:s text:c="5"/>|</text:p>
      <text:p text:style-name="Standard">| <text:s/>6 | RAMA <text:s text:c="5"/>| DESHMUKH <text:s/>| 90652.2 | mg <text:s text:c="9"/>| 2017-12-03 <text:s text:c="2"/>| F <text:s text:c="5"/>|</text:p>
      <text:p text:style-name="Standard">| <text:s/>7 | AKSHAY <text:s text:c="3"/>| DESHPANDE | 1260650 | mg <text:s text:c="9"/>| 2002-07-05 <text:s text:c="2"/>| M <text:s text:c="5"/>|</text:p>
      <text:p text:style-name="Standard">| 11 | PRASAD <text:s text:c="3"/>| BHOSALE <text:s text:c="2"/>| 15652.2 | jr <text:s text:c="9"/>| 2023-03-12 <text:s text:c="2"/>| M <text:s text:c="5"/>|</text:p>
      <text:p text:style-name="Standard">+----+-----------+-----------+---------+-------------+--------------+--------+</text:p>
      <text:p text:style-name="Standard">4 rows in set (0.00 sec)</text:p>
      <text:p text:style-name="Standard"/>
      <text:p text:style-name="Standard"/>
      <text:p text:style-name="Standard">mysql&gt; UPDATE emp SET gender='M';</text:p>
      <text:p text:style-name="Standard">Query OK, 11 rows affected (0.07 sec)</text:p>
      <text:p text:style-name="Standard">Rows matched: 11 <text:s/>Changed: 11 <text:s/>Warnings: 0</text:p>
      <text:p text:style-name="Standard">mysql&gt; UPDATE emp SET gender='F' WHERE fname = "PALLAVI";</text:p>
      <text:p text:style-name="Standard">Query OK, 1 row affected (0.08 sec)</text:p>
      <text:p text:style-name="Standard">Rows matched: 1 <text:s/>Changed: 1 <text:s/>Warnings: 0</text:p>
      <text:p text:style-name="Standard"/>
      <text:p text:style-name="Standard">mysql&gt; UPDATE emp SET gender='F' WHERE fname = "RAMA";</text:p>
      <text:p text:style-name="Standard">Query OK, 1 row affected (0.07 sec)</text:p>
      <text:p text:style-name="Standard">Rows matched: 1 <text:s/>Changed: 1 <text:s/>Warnings: 0</text:p>
      <text:p text:style-name="Standard"/>
      <text:p text:style-name="Standard">mysql&gt; UPDATE emp SET salary = CASE WHEN designation='jr' THEN salary * 0.9 WHEN designation='sr' THEN salary * 0.7 WHEN designation='mg' THEN salary * 0.5 END;</text:p>
      <text:p text:style-name="Standard">Query OK, 11 rows affected (0.07 sec)</text:p>
      <text:p text:style-name="Standard">Rows matched: 11 <text:s/>Changed: 11 <text:s/>Warnings: 0</text:p>
      <text:p text:style-name="Standard"/>
      <text:p text:style-name="Standard">mysql&gt; SELECT * FROM emp;</text:p>
      <text:p text:style-name="Standard">+----+-----------+-----------+---------+-------------+--------------+--------+</text:p>
      <text:p text:style-name="Standard">| id | fname <text:s text:c="4"/>| lname <text:s text:c="4"/>| salary <text:s/>| designation | joining_date | gender |</text:p>
      <text:p text:style-name="Standard">+----+-----------+-----------+---------+-------------+--------------+--------+</text:p>
      <text:p text:style-name="Standard">| <text:s/>1 | PARIKSHIT | BHARPTE <text:s text:c="2"/>| <text:s text:c="2"/>89948 | jr <text:s text:c="9"/>| 2023-12-12 <text:s text:c="2"/>| M <text:s text:c="5"/>|</text:p>
      <text:p text:style-name="Standard">| <text:s/>2 | CHANDAN <text:s text:c="2"/>| BILE <text:s text:c="5"/>| 42456.5 | sr <text:s text:c="9"/>| 2016-12-02 <text:s text:c="2"/>| M <text:s text:c="5"/>|</text:p>
      <text:p text:style-name="Standard">| <text:s/>3 | SANDEEP <text:s text:c="2"/>| NIKAM <text:s text:c="4"/>| 30326.1 | mg <text:s text:c="9"/>| 2012-09-22 <text:s text:c="2"/>| M <text:s text:c="5"/>|</text:p>
      <text:p text:style-name="Standard">| <text:s/>4 | AMOL <text:s text:c="5"/>| KALE <text:s text:c="5"/>| <text:s text:c="2"/>18587 | jr <text:s text:c="9"/>| 2022-02-12 <text:s text:c="2"/>| M <text:s text:c="5"/>|</text:p>
      <text:p text:style-name="Standard">| <text:s/>5 | SHUBHAM <text:s text:c="2"/>| PATIL <text:s text:c="4"/>| 56456.5 | sr <text:s text:c="9"/>| 2019-08-01 <text:s text:c="2"/>| M <text:s text:c="5"/>|</text:p>
      <text:p text:style-name="Standard">| <text:s/>6 | RAMA <text:s text:c="5"/>| DESHMUKH <text:s/>| 45326.1 | mg <text:s text:c="9"/>| 2017-12-03 <text:s text:c="2"/>| F <text:s text:c="5"/>|</text:p>
      <text:p text:style-name="Standard">| <text:s/>7 | AKSHAY <text:s text:c="3"/>| DESHPANDE | <text:s/>630326 | mg <text:s text:c="9"/>| 2002-07-05 <text:s text:c="2"/>| M <text:s text:c="5"/>|</text:p>
      <text:p text:style-name="Standard">| <text:s/>8 | ABHISHEK <text:s/>| SINGH <text:s text:c="4"/>| 9586.99 | jr <text:s text:c="9"/>| 2023-12-02 <text:s text:c="2"/>| M <text:s text:c="5"/>|</text:p>
      <text:p text:style-name="Standard">| <text:s/>9 | PALLAVI <text:s text:c="2"/>| KHADE <text:s text:c="4"/>| <text:s text:c="2"/>19487 | jr <text:s text:c="9"/>| 2023-12-02 <text:s text:c="2"/>| F <text:s text:c="5"/>|</text:p>
      <text:p text:style-name="Standard">| 10 | SANDESH <text:s text:c="2"/>| PAWAR <text:s text:c="4"/>| <text:s text:c="2"/>12287 | jr <text:s text:c="9"/>| 2023-09-22 <text:s text:c="2"/>| M <text:s text:c="5"/>|</text:p>
      <text:p text:style-name="Standard">| 11 | PRASAD <text:s text:c="3"/>| BHOSALE <text:s text:c="2"/>| <text:s text:c="2"/>14087 | jr <text:s text:c="9"/>| 2023-03-12 <text:s text:c="2"/>| M <text:s text:c="5"/>|</text:p>
      <text:p text:style-name="Standard">+----+-----------+-----------+---------+-------------+--------------+--------+</text:p>
      <text:p text:style-name="Standard"><text:soft-page-break/>11 rows in set (0.00 sec)</text:p>
      <text:p text:style-name="Standard"/>
      <text:p text:style-name="Standard">mysql&gt; SELECT *,CASE WHEN designation='mg' THEN '50%' WHEN designation THEN '30%' ELSE '15%' END FROM emp;</text:p>
      <text:p text:style-name="Standard">+----+-----------+-----------+---------+-------------+--------------+--------+----------------------------------------------------------------------------------+</text:p>
      <text:p text:style-name="Standard">| id | fname <text:s text:c="4"/>| lname <text:s text:c="4"/>| salary <text:s/>| designation | joining_date | gender | CASE WHEN designation='mg' THEN '50%' WHEN designation THEN '30%' ELSE '15%' END |</text:p>
      <text:p text:style-name="Standard">+----+-----------+-----------+---------+-------------+--------------+--------+----------------------------------------------------------------------------------+</text:p>
      <text:p text:style-name="Standard">| <text:s/>1 | PARIKSHIT | BHARPTE <text:s text:c="2"/>| <text:s text:c="2"/>89948 | jr <text:s text:c="9"/>| 2023-12-12 <text:s text:c="2"/>| M <text:s text:c="5"/>| 30% <text:s text:c="77"/>|</text:p>
      <text:p text:style-name="Standard">| <text:s/>2 | CHANDAN <text:s text:c="2"/>| BILE <text:s text:c="5"/>| 42456.5 | sr <text:s text:c="9"/>| 2016-12-02 <text:s text:c="2"/>| M <text:s text:c="5"/>| 30% <text:s text:c="77"/>|</text:p>
      <text:p text:style-name="Standard">| <text:s/>3 | SANDEEP <text:s text:c="2"/>| NIKAM <text:s text:c="4"/>| 30326.1 | mg <text:s text:c="9"/>| 2012-09-22 <text:s text:c="2"/>| M <text:s text:c="5"/>| 50% <text:s text:c="77"/>|</text:p>
      <text:p text:style-name="Standard">| <text:s/>4 | AMOL <text:s text:c="5"/>| KALE <text:s text:c="5"/>| <text:s text:c="2"/>18587 | jr <text:s text:c="9"/>| 2022-02-12 <text:s text:c="2"/>| M <text:s text:c="5"/>| 30% <text:s text:c="77"/>|</text:p>
      <text:p text:style-name="Standard">| <text:s/>5 | SHUBHAM <text:s text:c="2"/>| PATIL <text:s text:c="4"/>| 56456.5 | sr <text:s text:c="9"/>| 2019-08-01 <text:s text:c="2"/>| M <text:s text:c="5"/>| 30% <text:s text:c="77"/>|</text:p>
      <text:p text:style-name="Standard">| <text:s/>6 | RAMA <text:s text:c="5"/>| DESHMUKH <text:s/>| 45326.1 | mg <text:s text:c="9"/>| 2017-12-03 <text:s text:c="2"/>| F <text:s text:c="5"/>| 50% <text:s text:c="77"/>|</text:p>
      <text:p text:style-name="Standard">| <text:s/>7 | AKSHAY <text:s text:c="3"/>| DESHPANDE | <text:s/>630326 | mg <text:s text:c="9"/>| 2002-07-05 <text:s text:c="2"/>| M <text:s text:c="5"/>| 50% <text:s text:c="77"/>|</text:p>
      <text:p text:style-name="Standard">| <text:s/>8 | ABHISHEK <text:s/>| SINGH <text:s text:c="4"/>| 9586.99 | jr <text:s text:c="9"/>| 2023-12-02 <text:s text:c="2"/>| M <text:s text:c="5"/>| 30% <text:s text:c="77"/>|</text:p>
      <text:p text:style-name="Standard">| <text:s/>9 | PALLAVI <text:s text:c="2"/>| KHADE <text:s text:c="4"/>| <text:s text:c="2"/>19487 | jr <text:s text:c="9"/>| 2023-12-02 <text:s text:c="2"/>| F <text:s text:c="5"/>| 30% <text:s text:c="77"/>|</text:p>
      <text:p text:style-name="Standard">| 10 | SANDESH <text:s text:c="2"/>| PAWAR <text:s text:c="4"/>| <text:s text:c="2"/>12287 | jr <text:s text:c="9"/>| 2023-09-22 <text:s text:c="2"/>| M <text:s text:c="5"/>| 30% <text:s text:c="77"/>|</text:p>
      <text:p text:style-name="Standard">| 11 | PRASAD <text:s text:c="3"/>| BHOSALE <text:s text:c="2"/>| <text:s text:c="2"/>14087 | jr <text:s text:c="9"/>| 2023-03-12 <text:s text:c="2"/>| M <text:s text:c="5"/>| 30% <text:s text:c="77"/>|</text:p>
      <text:p text:style-name="Standard">+----+-----------+-----------+---------+-------------+--------------+--------+----------------------------------------------------------------------------------+</text:p>
      <text:p text:style-name="Standard">11 rows in set (0.00 sec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8T18:32:34.777993819</meta:creation-date>
    <dc:date>2023-03-28T20:17:23.769032222</dc:date>
    <meta:editing-duration>PT1H34M37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4" meta:paragraph-count="147" meta:word-count="1253" meta:character-count="8759" meta:non-whitespace-character-count="5862"/>
  </office:meta>
</office:document-meta>
</file>